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1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ODP Document from Microsoft Office</dc:title>
    <meta:initial-creator>JabRef</meta:initial-creator>
    <dc:creator>ruslan</dc:creator>
    <meta:creation-date>2025-06-14T16:51:13Z</meta:creation-date>
    <dc:date>2025-06-14T16:52:41Z</dc:date>
    <meta:editing-cycles>1</meta:editing-cycles>
    <meta:editing-duration>PT88S</meta:editing-duration>
    <meta:document-statistic meta:paragraph-count="0" meta:word-count="0"/>
  </office:meta>
</office:document-meta>
</file>